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12000013A3000005B0EC0C1B7F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ff" style:text-outline="false" style:text-line-through-style="none" style:font-name="Arial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8pt" fo:font-style="italic" fo:text-shadow="none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7pt" fo:font-style="normal" fo:text-shadow="none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0035in"/>
          <style:tab-stop style:position="1.4866in"/>
          <style:tab-stop style:position="2.102in"/>
          <style:tab-stop style:position="2.5945in"/>
          <style:tab-stop style:position="3.2102in" style:type="right"/>
          <style:tab-stop style:position="4.2992in"/>
          <style:tab-stop style:position="5.0098in"/>
          <style:tab-stop style:position="5.9189in"/>
          <style:tab-stop style:position="7.9925in" style:type="right"/>
        </style:tab-stops>
      </style:paragraph-properties>
      <style:text-properties fo:color="#000000"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>
      <style:paragraph-properties fo:text-align="center"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Arial" fo:font-style="normal" style:font-name-asian="Arial" style:font-style-asian="normal" style:font-name-complex="Arial" style:font-style-complex="normal"/>
    </style:style>
    <style:style style:name="T12" style:family="text">
      <style:text-properties style:font-name="Arial" fo:font-style="italic" style:font-name-asian="Arial" style:font-style-asian="italic" style:font-name-complex="Arial" style:font-style-complex="italic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fo:color="#0000ff" style:font-name="Arial" fo:font-weight="bold" style:font-name-asian="Arial" style:font-weight-asian="bold" style:font-name-complex="Arial" style:font-weight-complex="bold"/>
    </style:style>
    <style:style style:name="T15" style:family="text">
      <style:text-properties fo:color="#0000ff" fo:font-weight="bold" style:font-weight-asian="bold" style:font-weight-complex="bold"/>
    </style:style>
    <style:style style:name="T16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style:font-name="Times New Roman" fo:language="en" fo:country="IN" style:letter-kerning="true" fo:background-color="transparent" style:font-name-asian="Tahoma" style:language-asian="en" style:country-asian="US" style:font-name-complex="DejaVu Sans" loext:char-shading-value="0"/>
    </style:style>
    <style:style style:name="T24" style:family="text">
      <style:text-properties fo:color="#7e0021" style:font-name="Times New Roman" fo:language="en" fo:country="IN" fo:font-weight="normal" style:letter-kerning="true" fo:background-color="transparent" style:font-name-asian="Tahoma" style:language-asian="en" style:country-asian="US" style:font-weight-asian="normal" style:font-name-complex="DejaVu Sans" style:font-weight-complex="normal" loext:char-shading-value="0"/>
    </style:style>
    <style:style style:name="T25" style:family="text">
      <style:text-properties fo:color="#7e0021" style:font-name="Times New Roman" fo:language="en" fo:country="IN" style:letter-kerning="true" fo:background-color="transparent" style:font-name-asian="Tahoma" style:language-asian="en" style:country-asian="US" style:font-name-complex="DejaVu Sans" loext:char-shading-value="0"/>
    </style:style>
    <style:style style:name="T26" style:family="text">
      <style:text-properties fo:color="#7e0021" style:font-name="Times New Roman" fo:language="en" fo:country="IN" fo:font-style="normal" style:letter-kerning="true" fo:background-color="transparent" style:font-name-asian="Tahoma" style:language-asian="en" style:country-asian="US" style:font-style-asian="normal" style:font-name-complex="DejaVu Sans" style:font-style-complex="normal" loext:char-shading-value="0"/>
    </style:style>
    <style:style style:name="T27" style:family="text">
      <style:text-properties fo:language="en" fo:country="IN" style:letter-kerning="true" fo:background-color="transparent" style:language-asian="en" style:country-asian="US" loext:char-shading-value="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6in" fo:padding-bottom="0.0516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name="Picture -767" draw:style-name="gr1" draw:text-style-name="P11" svg:width="2.0925in" svg:height="0.5732in" svg:x="2.7472in" svg:y="0.0008in"><draw:image xlink:href="Pictures/20000012000013A3000005B0EC0C1B7F.wmf" xlink:type="simple" xlink:show="embed" xlink:actuate="onLoad"><text:p/></draw:image></draw:frame><text:span text:style-name="T1"><text:tab/><text:tab/><text:tab/><text:tab/><text:tab/><text:tab/><text:tab/></text:span>RIÊNG TƯ VÀ BẢO MẬT</text:p>
      <text:p text:style-name="P1"><text:tab/><text:tab/><text:tab/><text:tab/><text:tab/><text:tab/><text:tab/>PRIVATE AND CONFIDENTIAL</text:p>
      <text:p text:style-name="P1"/>
      <text:p text:style-name="P1"><text:tab/><text:tab/><text:tab/><text:tab/><text:tab/><text:tab/><text:tab/>Đơn vị tính: 1.000 VNĐ</text:p>
      <text:p text:style-name="P6"><text:tab/><text:tab/><text:tab/><text:tab/><text:tab/><text:tab/><text:tab/>Unit: 1,000 VND</text:p>
      <text:p text:style-name="P3">PAYSLIP - <text:span text:style-name="T27"><text:placeholder text:placeholder-type="text">&lt;o.period_id and  get_month_name(int(o.period_id.date_stop[5:7])) or ''&gt;</text:placeholder></text:span> <text:span text:style-name="T27"><text:placeholder text:placeholder-type="text">&lt;o.period_id and  o.period_id.date_stop[0:4] or ''&gt;</text:placeholder></text:span></text:p>
      <text:p text:style-name="P2"/>
      <text:p text:style-name="P2">Họ tên<text:tab/><text:span text:style-name="T25"><text:placeholder text:placeholder-type="text">&lt;o.employee_id and o.employee_id.last_name or ''&gt;</text:placeholder></text:span><text:span text:style-name="T23"> </text:span><text:span text:style-name="T25"><text:placeholder text:placeholder-type="text">&lt;o.employee_id and o.employee_id.name or ''&gt;</text:placeholder></text:span><text:tab/><text:tab/><text:tab/><text:tab/>Bậc lương<text:tab/><text:tab/><text:span text:style-name="T25"><text:placeholder text:placeholder-type="text">&lt;o.contract_id.grade_id and o.contract_id.grade_id.ratio or ''&gt;</text:placeholder></text:span></text:p>
      <text:p text:style-name="P5">Employee name<text:tab/><text:tab/><text:tab/><text:tab/><text:tab/><text:tab/>Hay grade</text:p>
      <text:p text:style-name="P6">Mã số nhân viên<text:tab/><text:span text:style-name="T25"><text:placeholder text:placeholder-type="text">&lt;o.employee_id and o.employee_id.code_new or ''&gt;</text:placeholder></text:span><text:tab/><text:tab/><text:tab/><text:tab/><text:tab/>Mã số chi phí<text:tab/><text:tab/><text:span text:style-name="T23">0</text:span></text:p>
      <text:p text:style-name="P5">Employee code<text:tab/><text:tab/><text:tab/><text:tab/><text:tab/><text:tab/>Cost center<text:tab/></text:p>
      <text:p text:style-name="P6">Ngày vào làm việc<text:tab/><text:span text:style-name="T25"><text:placeholder text:placeholder-type="text">&lt;o.contract_id and o.contract_id.date_start or ''&gt;</text:placeholder></text:span><text:tab/><text:tab/><text:tab/><text:tab/>Mã số Thuế TNCN<text:tab/><text:span text:style-name="T25"><text:placeholder text:placeholder-type="text">&lt;o.employee_id and o.employee_id.otherid or ''&gt;</text:placeholder></text:span></text:p>
      <text:p text:style-name="P5">Entry date<text:tab/><text:tab/><text:tab/><text:tab/><text:tab/><text:tab/>PIT code</text:p>
      <text:p text:style-name="P5"/>
      <text:p text:style-name="P4">A. Thu nhập từ lương<text:tab/><text:span text:style-name="T4">Số lượng<text:tab/>Đơn vị<text:tab/>VNĐ</text:span><text:span text:style-name="T3"><text:tab/><text:tab/></text:span>C. Thu nhập chịu thuế khác (Other taxable income):<text:span text:style-name="T4"><text:tab/></text:span></text:p>
      <text:p text:style-name="P4"><text:s text:c="3"/><text:span text:style-name="T8"><text:s/>Income from salary<text:tab/></text:span><text:span text:style-name="T5">Amount<text:tab/> <text:s/>Unit<text:tab/>VND</text:span><text:span text:style-name="T6"><text:tab/><text:tab/></text:span><text:span text:style-name="T4">Trợ cấp xăng, thai sản do công ty hỗ trợ, Lễ Tết,<text:tab/></text:span><text:span text:style-name="T24"><text:placeholder text:placeholder-type="text">&lt;get_payslip_input(o.line_ids,'ALLOWANCE_OTHER')&gt;</text:placeholder></text:span><text:span text:style-name="T4"><text:tab/></text:span></text:p>
      <text:p text:style-name="P7">Lương cơ bản hàng tháng (A)<text:tab/><text:tab/><text:tab/><text:span text:style-name="T24"><text:placeholder text:placeholder-type="text">&lt;get_payslip_input(o.line_ids,'BASE')&gt;</text:placeholder></text:span><text:tab/>t<text:span text:style-name="T2">rợ cấp thâm niên, thưởng phép, ý kiến mới…</text:span><text:tab/><text:tab/></text:p>
      <text:p text:style-name="P7">(dành cho toàn thể nhân viên)<text:tab/><text:tab/><text:tab/><text:tab/><text:span text:style-name="T9">Petrol, maternity provided by company, Tet<text:tab/></text:span></text:p>
      <text:p text:style-name="P5">Monthly Basic salary(for all local staff)<text:tab/><text:tab/><text:tab/><text:tab/>and holidays bonus, tenure, annual leave, YKM, etc<text:tab/></text:p>
      <text:p text:style-name="P7">Lương cơ bản hàng tháng (B)<text:tab/><text:tab/><text:tab/><text:tab/><text:span text:style-name="T2">Thưởng làm việc lâu năm (10,15, 20 năm,…)<text:tab/></text:span><text:span text:style-name="T24"><text:placeholder text:placeholder-type="text">&lt;get_payslip_input(o.line_ids,'AWARD_LONG_SERVICE')&gt;</text:placeholder></text:span></text:p>
      <text:p text:style-name="P7">(dành cho nhân viên Sales)<text:span text:style-name="T2"><text:tab/></text:span><text:tab/><text:tab/><text:tab/><text:tab/><text:span text:style-name="T9">Long service awards</text:span></text:p>
      <text:p text:style-name="P5">Monthly Basic salary (for Sales Staff)<text:tab/><text:tab/><text:tab/><text:tab/><text:span text:style-name="T11">Thưởng doanh thu<text:tab/><text:tab/></text:span><text:span text:style-name="T26"><text:placeholder text:placeholder-type="text">&lt;get_payslip_input(o.line_ids,'SALE_INCENTIVE')&gt;</text:placeholder></text:span></text:p>
      <text:p text:style-name="P6">Trợ cấp khu vực Hòn Chông <text:tab/><text:tab/><text:tab/><text:tab/><text:span text:style-name="T25"><text:placeholder text:placeholder-type="text">&lt;get_payslip_input(o.input_line_ids,'HC_ALLOWANCE')&gt;</text:placeholder></text:span><text:tab/><text:span text:style-name="T12">Sales Incentive</text:span></text:p>
      <text:p text:style-name="P6">(dành cho bậc 13 trở lên)<text:tab/><text:tab/><text:tab/><text:tab/><text:tab/><text:span text:style-name="T13">Thưởng hiệu quả công tác<text:tab/><text:tab/></text:span><text:span text:style-name="T25"><text:placeholder text:placeholder-type="text">&lt;get_payslip_input(o.line_ids,'PERFORMANCE_INCENTIVE')&gt;</text:placeholder></text:span></text:p>
      <text:p text:style-name="P5">Hon Chong Location allowance <text:tab/><text:tab/><text:tab/><text:tab/><text:span text:style-name="T13">Performance Incentive</text:span><text:tab/><text:tab/><text:tab/></text:p>
      <text:p text:style-name="P5">(for Haygrade 13 and above)<text:tab/><text:tab/><text:tab/><text:tab/><text:tab/><text:span text:style-name="T11">Lương điều chỉnh bổ sung<text:tab/><text:tab/></text:span><text:span text:style-name="T26"><text:placeholder text:placeholder-type="text">&lt;get_payslip_input(o.line_ids,'ADJUSTMENT_SALARY')&gt;</text:placeholder></text:span></text:p>
      <text:p text:style-name="P4">Thu nhập chịu thuế (<text:span text:style-name="T8">taxable income</text:span>):<text:tab/><text:tab/><text:tab/><text:tab/><text:span text:style-name="T7">Taxable retro/adjustment salary<text:tab/><text:tab/></text:span></text:p>
      <text:p text:style-name="P6">Số ngày làm việc trong tháng<text:tab/><text:span text:style-name="T25"><text:placeholder text:placeholder-type="text">&lt;get_payslip_workeddays_day(o,'TIME_NORMAL')&gt;</text:placeholder></text:span><text:tab/> Ngày <text:tab/><text:tab/><text:span text:style-name="T25"><text:placeholder text:placeholder-type="text">&lt;get_payslip_input(o.line_ids,'TIME')&gt;</text:placeholder></text:span><text:tab/><text:span text:style-name="T13">Trợ cấp bữa ăn (phần &gt;620.000 đồng)</text:span><text:tab/><text:span text:style-name="T25"><text:placeholder text:placeholder-type="text">&lt;get_payslip_input(o.line_ids,'MEAL_ALLOWANCE')&gt;</text:placeholder></text:span></text:p>
      <text:p text:style-name="P5">Working days<text:tab/><text:tab/><text:tab/> Day(s)<text:tab/><text:tab/><text:tab/><text:span text:style-name="T13">Meal Allowance (the &gt;620.000 VND amount)</text:span></text:p>
      <text:p text:style-name="P6">Số ngày nghỉ không lương<text:tab/><text:span text:style-name="T25"><text:placeholder text:placeholder-type="text">&lt;get_payslip_workeddays_day(o,'UNPAID_LEAVE')&gt;</text:placeholder></text:span><text:tab/> Ngày<text:tab/><text:tab/><text:span text:style-name="T25"><text:placeholder text:placeholder-type="text">&lt;get_payslip_input(o.line_ids,'UNPAID_LEAVE')&gt;</text:placeholder></text:span><text:tab/><text:span text:style-name="T14">D. Thu nhập không chịu thuế khác (Other non taxable income):</text:span></text:p>
      <text:p text:style-name="P5">Unpaid leave days<text:tab/><text:tab/><text:tab/> Day(s)<text:tab/><text:tab/><text:tab/><text:span text:style-name="T11">Phụ cấp độc hại, trợ cấp bữa ăn (nếu =&lt;620.000 đồng),…<text:tab/></text:span><text:span text:style-name="T26"><text:placeholder text:placeholder-type="text">&lt;get_payslip_input(o.line_ids,'HAZARDOUS_ALLOWANCE')&gt;</text:placeholder></text:span></text:p>
      <text:p text:style-name="P6">Số giờ làm thêm ngày thường<text:tab/><text:span text:style-name="T25"><text:placeholder text:placeholder-type="text">&lt;get_payslip_workeddays_hour(o,'TIME_OT150')&gt;</text:placeholder></text:span> <text:s/><text:span text:style-name="T23"><text:tab/></text:span><text:span text:style-name="T13">Giờ </text:span><text:tab/><text:tab/><text:span text:style-name="T25"><text:placeholder text:placeholder-type="text">&lt;get_payslip_input(o.line_ids,'TIME_OT150')&gt;</text:placeholder></text:span><text:tab/><text:span text:style-name="T12">Hazardous Allowance, Meal Allowance (if =&lt;620.000 VND),…</text:span></text:p>
      <text:p text:style-name="P5"><text:span text:style-name="T19">(100%) </text:span>Overtime on working days<text:tab/>Hours</text:p>
      <text:p text:style-name="P6">Số giờ làm thêm ngày<text:tab/><text:span text:style-name="T25"><text:placeholder text:placeholder-type="text">&lt;get_payslip_workeddays_hour(o,'TIME_OT200')&gt;</text:placeholder></text:span><text:tab/>Giờ<text:tab/><text:tab/><text:span text:style-name="T25"><text:placeholder text:placeholder-type="text">&lt;get_payslip_input(o.line_ids,'TIME_OT200')&gt;</text:placeholder></text:span><text:tab/><text:span text:style-name="T1">Tổng thu nhập trong tháng (chịu thuế và không chịu thuế)<text:tab/></text:span></text:p>
      <text:p text:style-name="P6">nghỉ hàng tháng (100%)<text:tab/><text:tab/><text:span text:style-name="T8">Hours<text:tab/><text:tab/><text:tab/></text:span><text:span text:style-name="T10">Total Income (taxable and non-taxable)</text:span></text:p>
      <text:p text:style-name="P5">Overtime on rest days</text:p>
      <text:p text:style-name="P6"><text:span text:style-name="T13">Số giờ làm thêm vào<text:tab/></text:span><text:span text:style-name="T25"><text:placeholder text:placeholder-type="text">&lt;get_payslip_workeddays_hour(o,'TIME_OTNIGHT')&gt;</text:placeholder></text:span><text:span text:style-name="T13"><text:tab/> </text:span>Giờ<text:tab/><text:tab/><text:span text:style-name="T25"><text:placeholder text:placeholder-type="text">&lt;get_payslip_input(o.line_ids,'TIME_OTNIGHT')&gt;</text:placeholder></text:span><text:tab/><text:span text:style-name="T1">Tổng thu nhập chịu thuế trong tháng<text:tab/></text:span><text:span text:style-name="T25"><text:placeholder text:placeholder-type="text">&lt;get_payslip_input(o.line_ids,'BEFORE_TAX_INCOME')&gt;</text:placeholder></text:span></text:p>
      <text:p text:style-name="P6"><text:span text:style-name="T13">ban đêm ngày thường (100%)<text:tab/></text:span><text:span text:style-name="T8">Hours<text:tab/><text:tab/><text:tab/></text:span><text:span text:style-name="T10">Total taxable income</text:span></text:p>
      <text:p text:style-name="P5">Overtime during nightshift on working days<text:tab/><text:tab/><text:tab/><text:tab/><text:span text:style-name="T11">Số người phụ thuộc<text:tab/><text:tab/></text:span><text:span text:style-name="T26"><text:placeholder text:placeholder-type="text">&lt;get_payslip_input(o.input_line_ids,'DEPEND')&gt;</text:placeholder></text:span></text:p>
      <text:p text:style-name="P6">Số giờ làm thêm vào<text:tab/><text:span text:style-name="T25"><text:placeholder text:placeholder-type="text">&lt;get_payslip_workeddays_hour(o,'TIME_OTNIGHT200')&gt;</text:placeholder></text:span><text:tab/>Giờ <text:tab/><text:tab/><text:span text:style-name="T25"><text:placeholder text:placeholder-type="text">&lt;get_payslip_input(o.line_ids,'TIME_OTNIGHT200')&gt;</text:placeholder></text:span><text:tab/><text:span text:style-name="T8">Number of dependants</text:span></text:p>
      <text:p text:style-name="P6">ban đêm ngày nghỉ hàng tháng (100%)<text:tab/><text:span text:style-name="T8">Hours</text:span></text:p>
      <text:p text:style-name="P5">Overtime during nightshift on rest days<text:tab/><text:tab/><text:tab/><text:tab/><text:span text:style-name="T18">Tổng thu nhập tính thuế trong tháng<text:tab/></text:span><text:span text:style-name="T26"><text:placeholder text:placeholder-type="text">&lt;get_payslip_input(o.line_ids,'BEFORE_TAX_INCOME')&gt;</text:placeholder></text:span></text:p>
      <text:p text:style-name="P6">Nghỉ do TNLĐ<text:tab/><text:tab/><text:span text:style-name="T25"><text:placeholder text:placeholder-type="text">&lt;get_payslip_workeddays_day(o,'ACCIDENT_LEAVE')&gt;</text:placeholder></text:span><text:tab/>Ngày <text:tab/><text:tab/><text:span text:style-name="T25"><text:placeholder text:placeholder-type="text">&lt;get_payslip_input(o.line_ids,'ACCIDENT_LEAVE')&gt;</text:placeholder></text:span><text:tab/><text:span text:style-name="T10">Total Gross up for PIT</text:span></text:p>
      <text:p text:style-name="P5">Labour accident leave days<text:tab/><text:tab/>Day(s)<text:tab/><text:tab/></text:p>
      <text:p text:style-name="P4">Thu nhập không chịu thuế (<text:span text:style-name="T8">non taxable income</text:span>):<text:tab/><text:tab/><text:tab/>E. Các khoản giảm trừ theo luật định</text:p>
      <text:p text:style-name="P6">Số giờ làm thêm<text:tab/><text:tab/><text:span text:style-name="T25"><text:placeholder text:placeholder-type="text">&lt;(get_payslip_workeddays_hour(o,'TIME_OT150') &gt; 6) and (get_payslip_workeddays_hour(o,'TIME_OT150') - 6) or 0&gt;</text:placeholder></text:span><text:tab/> Giờ<text:tab/><text:tab/><text:span text:style-name="T25"><text:placeholder text:placeholder-type="text">&lt;get_payslip_input(o.line_ids,'TIME_OT150_NONTAX')&gt;</text:placeholder></text:span><text:tab/><text:span text:style-name="T16">Deduction Amount according to law </text:span></text:p>
      <text:p text:style-name="P6">ngày thường (50%)<text:tab/><text:tab/><text:tab/><text:span text:style-name="T8">Hours<text:tab/><text:tab/><text:tab/></text:span><text:span text:style-name="T1">Thuế thu nhập cá nhân phải nộp</text:span><text:span text:style-name="T10"><text:tab/></text:span><text:span text:style-name="T25"><text:placeholder text:placeholder-type="text">&lt;get_payslip_input(o.line_ids,'INCOME_TAX')&gt;</text:placeholder></text:span></text:p>
      <text:p text:style-name="P5">Overtime on working days (non taxable)<text:tab/><text:tab/><text:tab/><text:tab/><text:span text:style-name="T1">Personal Income Tax</text:span></text:p>
      <text:p text:style-name="P6">Số giờ làm thêm<text:tab/><text:tab/><text:span text:style-name="T25"><text:placeholder text:placeholder-type="text">&lt;(get_payslip_workeddays_hour(o,'TIME_OT200') &gt; 4) and (get_payslip_workeddays_hour(o,'TIME_OT200') - 4) or 0&gt;</text:placeholder></text:span><text:tab/>Giờ<text:tab/><text:tab/><text:span text:style-name="T25"><text:placeholder text:placeholder-type="text">&lt;get_payslip_input(o.line_ids,'TIME_OT200_NONTAX')&gt;</text:placeholder></text:span></text:p>
      <text:p text:style-name="P6">ngày nghỉ hàng tháng (100%)<text:tab/><text:tab/><text:span text:style-name="T8">Hours<text:tab/><text:tab/><text:tab/></text:span><text:span text:style-name="T1">Mức đóng Bảo hiểm xã hội <text:s/>(8% trên lương Gross)</text:span><text:span text:style-name="T10"><text:tab/></text:span><text:span text:style-name="T25"><text:placeholder text:placeholder-type="text">&lt;get_payslip_input(o.line_ids,'BHXH')&gt;</text:placeholder></text:span></text:p>
      <text:p text:style-name="P5">Overtime on rest days (non taxable)<text:tab/><text:tab/><text:tab/><text:tab/><text:span text:style-name="T1">Social Insurance contribution(8% on Gross Salary)</text:span></text:p>
      <text:p text:style-name="P6">Số giờ làm thêm vào ban <text:tab/><text:span text:style-name="T25"><text:placeholder text:placeholder-type="text">&lt;(get_payslip_workeddays_hour(o,'TIME_OTNIGHT') &gt; 3) and (get_payslip_workeddays_hour(o,'TIME_OTNIGHT') - 3) or 0&gt;</text:placeholder></text:span><text:tab/>Giờ<text:tab/><text:tab/><text:span text:style-name="T25"><text:placeholder text:placeholder-type="text">&lt;get_payslip_input(o.line_ids,'TIME_OTNIGHT_NONTAX')&gt;</text:placeholder></text:span></text:p>
      <text:p text:style-name="P6">đêm ngày thường(115%-122.5%)<text:tab/><text:span text:style-name="T8">Hours</text:span> <text:tab/><text:tab/><text:tab/><text:span text:style-name="T1">Mức đóng Bảo hiểm y tế <text:s/>(1.5% trên lương Gross)<text:tab/></text:span><text:span text:style-name="T25"><text:placeholder text:placeholder-type="text">&lt;get_payslip_input(o.line_ids,'BHYT')&gt;</text:placeholder></text:span></text:p>
      <text:p text:style-name="P5">Overtime during nightshift on working days (non taxable)<text:tab/><text:tab/><text:span text:style-name="T1">Health Insurance contribution (1.5% on Gross Salary)</text:span></text:p>
      <text:p text:style-name="P6">Số giờ làm thêm vào ban<text:tab/><text:span text:style-name="T25"><text:placeholder text:placeholder-type="text">&lt;(get_payslip_workeddays_hour(o,'TIME_OTNIGHT200') &gt; 2) and (get_payslip_workeddays_hour(o,'TIME_OTNIGHT200') - 2) or 0&gt;</text:placeholder></text:span><text:tab/> Giờ<text:tab/><text:tab/><text:span text:style-name="T25"><text:placeholder text:placeholder-type="text">&lt;get_payslip_input(o.line_ids,'TIME_OTNIGHT200_NONTAX')&gt;</text:placeholder></text:span></text:p>
      <text:p text:style-name="P6"><text:soft-page-break/>đêm ngày nghỉ hàng tháng (180%-190%)<text:tab/><text:span text:style-name="T8">Hours<text:tab/><text:tab/><text:tab/></text:span><text:span text:style-name="T1">Mức đóng Bảo hiểm thất nghiệp <text:s/>(1% trên lương Gross)</text:span><text:span text:style-name="T10"><text:tab/></text:span><text:span text:style-name="T25"><text:placeholder text:placeholder-type="text">&lt;get_payslip_input(o.line_ids,'BHTN')&gt;</text:placeholder></text:span></text:p>
      <text:p text:style-name="P5">Overtime during nightshift on rest days (non taxable)<text:tab/><text:tab/><text:tab/><text:span text:style-name="T1">Unemployment Insurance contribution (1% on Gross Salary)</text:span></text:p>
      <text:p text:style-name="P6">Số giờ làm đêm<text:tab/><text:tab/><text:span text:style-name="T25"><text:placeholder text:placeholder-type="text">&lt;get_payslip_input(o.line_ids,'NIGHT_SHIFT')&gt;</text:placeholder></text:span><text:tab/>Giờ<text:tab/><text:tab/><text:span text:style-name="T25"><text:placeholder text:placeholder-type="text">&lt;get_payslip_input(o.line_ids,'NIGHT_SHIFT_SALARY')&gt;</text:placeholder></text:span></text:p>
      <text:p text:style-name="P6"><text:span text:style-name="T8">Night shift</text:span><text:tab/><text:tab/><text:span text:style-name="T8"><text:tab/>Hours<text:tab/><text:tab/><text:tab/></text:span><text:span text:style-name="T20">F. Tổng thu nhập sau khi giảm trừ theo luật định</text:span><text:span text:style-name="T21"><text:tab/></text:span></text:p>
      <text:p text:style-name="P4">B. Các loại nghỉ hưởng BHXH (không chịu thuế)<text:tab/><text:tab/><text:tab/><text:span text:style-name="T22">Total Net Income after deduction according to law</text:span></text:p>
      <text:p text:style-name="P4"><text:span text:style-name="T8">Compulsory insurance (non taxable income)<text:tab/><text:tab/><text:tab/></text:span>G. Các khoản giảm trừ khác<text:span text:style-name="T8"><text:tab/><text:tab/><text:tab/></text:span></text:p>
      <text:p text:style-name="P6">Nghỉ thai sản<text:tab/><text:tab/><text:span text:style-name="T25"><text:placeholder text:placeholder-type="text">&lt;get_payslip_workeddays_day(o,'MATERNITY_LEAVE')&gt;</text:placeholder></text:span><text:tab/>Ngày<text:tab/><text:tab/><text:span text:style-name="T25"><text:placeholder text:placeholder-type="text">&lt;get_payslip_input(o.line_ids,'MATERNITY_LEAVE_SALARY')&gt;</text:placeholder></text:span><text:tab/><text:span text:style-name="T16">Other deduction (Debit note, additional compulsory insurance)</text:span></text:p>
      <text:p text:style-name="P5">Maternity leave/ Atanatal leave<text:tab/>Day(s)<text:tab/><text:tab/><text:tab/><text:tab/><text:tab/><text:tab/></text:p>
      <text:p text:style-name="P6">Nghỉ dưỡng sức sau sinh<text:tab/><text:span text:style-name="T25"><text:placeholder text:placeholder-type="text">&lt;get_payslip_workeddays_day(o,'RECOVERY_LEAVE')&gt;</text:placeholder></text:span><text:tab/>Ngày<text:tab/><text:tab/><text:span text:style-name="T25"><text:placeholder text:placeholder-type="text">&lt;get_payslip_input(o.line_ids,'RECOVERY_LEAVE_SALARY')&gt;</text:placeholder></text:span><text:tab/>Trừ phí công đoàn<text:tab/><text:tab/><text:span text:style-name="T25"><text:placeholder text:placeholder-type="text">&lt;get_payslip_input(o.line_ids,'DEDUCTION_UNION')&gt;</text:placeholder></text:span></text:p>
      <text:p text:style-name="P5">Recovery leave after maternity leave<text:tab/>Day(s)<text:tab/><text:tab/><text:tab/>Trade Union deduction</text:p>
      <text:p text:style-name="P6">Nghỉ bệnh<text:tab/><text:tab/><text:span text:style-name="T25"><text:placeholder text:placeholder-type="text">&lt;get_payslip_workeddays_day(o,'SICKNESS_LEAVE')&gt;</text:placeholder></text:span><text:tab/>Ngày<text:tab/><text:tab/><text:span text:style-name="T25"><text:placeholder text:placeholder-type="text">&lt;get_payslip_input(o.line_ids,'SICKNESS_LEAVE_SALARY')&gt;</text:placeholder></text:span><text:tab/>Trừ phí BH AON cho người nhà<text:tab/><text:tab/><text:span text:style-name="T25"><text:placeholder text:placeholder-type="text">&lt;get_payslip_input(o.line_ids,'AON_DEDUCTION')&gt;</text:placeholder></text:span></text:p>
      <text:p text:style-name="P5">Sickness leave//Risky accident leave<text:tab/>Day(s)<text:tab/><text:tab/><text:tab/>AON deduction</text:p>
      <text:p text:style-name="P6">Nghỉ con bệnh<text:tab/><text:tab/><text:span text:style-name="T25"><text:placeholder text:placeholder-type="text">&lt;get_payslip_workeddays_day(o,'CHILDREN_LEAVE')&gt;</text:placeholder></text:span><text:tab/>Ngày<text:tab/><text:tab/><text:span text:style-name="T25"><text:placeholder text:placeholder-type="text">&lt;get_payslip_input(o.line_ids,'CHILDREN_LEAVE_SALARY')&gt;</text:placeholder></text:span></text:p>
      <text:p text:style-name="P5">Children care leave<text:tab/><text:tab/><text:tab/>Day(s)<text:tab/><text:tab/><text:tab/><text:span text:style-name="T17">H. Quyết toán thuế năm (</text:span><text:span text:style-name="T15">PIT finalization</text:span><text:span text:style-name="T17">)</text:span></text:p>
      <text:p text:style-name="P6">Trợ cấp 1 lần (2 tháng lương tối thiểu chung)<text:tab/><text:tab/><text:span text:style-name="T25"><text:placeholder text:placeholder-type="text">&lt;get_payslip_input(o.line_ids,'ONE_TIME_ALLOWANCE')&gt;</text:placeholder></text:span><text:tab/><text:span text:style-name="T1">Tổng thuế TNCN đã nộp trong năm<text:tab/></text:span></text:p>
      <text:p text:style-name="P5">1 time allowance (2 months of min wage)<text:tab/><text:tab/><text:tab/><text:tab/>Annual paid PIT <text:tab/><text:tab/></text:p>
      <text:p text:style-name="P5"><text:tab/><text:tab/><text:tab/><text:tab/><text:tab/><text:tab/><text:tab/><text:tab/><text:tab/></text:p>
      <text:p text:style-name="P7"><text:tab/><text:tab/><text:tab/><text:tab/><text:tab/><text:tab/>Thuế TNCN phải nộp thêm hoặc được hoàn lại trong năm<text:tab/></text:p>
      <text:p text:style-name="P5"><text:span text:style-name="T18"><text:tab/><text:tab/><text:tab/><text:tab/><text:tab/><text:tab/></text:span>Balance PIT after finalization<text:tab/><text:tab/></text:p>
      <text:p text:style-name="P5"><text:span text:style-name="T18"><text:tab/><text:tab/><text:tab/><text:tab/><text:tab/><text:tab/><text:tab/><text:tab/><text:tab/><text:tab/><text:tab/><text:tab/><text:tab/><text:tab/><text:tab/></text:span><text:span text:style-name="T17">I. Tổng thu nhập thực lãnh trong tháng (Take home)<text:tab/></text:span><text:span text:style-name="T26"><text:placeholder text:placeholder-type="text">&lt;get_payslip_input(o.line_ids,'NET')&gt;</text:placeholder></text:span><text:span text:style-name="T17"><text:tab/></text:span></text:p>
      <text:p text:style-name="P7"><text:tab/><text:tab/><text:tab/><text:tab/><text:tab/><text:tab/><text:tab/><text:tab/><text:tab/></text:p>
      <text:p text:style-name="P8">Ghi chú (<text:span text:style-name="T8">Note</text:span>)</text:p>
      <text:p text:style-name="P9">(2): Đối với nhân viên Kinh doanh, lương B = 11/12 lương A, nếu không phải là nhân viên kinh doanh thì lương B = lương A</text:p>
      <text:p text:style-name="P9">(16) và (17): tiền lương tính chế độ ốm đau nhỏ hơn hoặc bằng 20 tháng lương tối thiểu chung </text:p>
      <text:p text:style-name="P9">(31), (32) và (33): số ngày công trong tháng nhỏ hơn 13 ngày thì không đóng bảo hiểm bắt buộc</text:p>
      <text:p text:style-name="P9">(34) Tổng thu nhập sau khi giảm trừ theo luật định = (26) Tổng thu nhập chịu thuế và không chịu thuế - (30) Thuế Thu Nhập Cá Nhân - (31, 32, 33) Bảo Hiểm Bắt Buộc</text:p>
      <text:p text:style-name="P9">(38), (39), (40): số liệu chỉ xuất hiện vào tháng 4 hàng năm sau khi làm Quyết toán thuế TNCN của năm cũ</text:p>
      <text:p text:style-name="P9">(41): nếu số âm nghĩa là người lao động được hoàn thuế, nếu số dương thì người lao động phải nộp thê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854in" fo:margin-bottom="0.1283in" fo:margin-left="0.1799in" fo:margin-right="0.119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4-11-13T09:32:36</dc:date>
    <meta:editing-duration>PT4H51M40S</meta:editing-duration>
    <meta:editing-cycles>112</meta:editing-cycles>
    <meta:generator>LibreOffice/3.5$Linux_X86_64 LibreOffice_project/350m1$Build-2</meta:generator>
    <dc:creator>phung11764 </dc:creator>
    <meta:document-statistic meta:table-count="0" meta:image-count="0" meta:object-count="0" meta:page-count="2" meta:paragraph-count="80" meta:word-count="983" meta:character-count="8094" meta:non-whitespace-character-count="6898"/>
  </office:meta>
</office:document-meta>
</file>